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fill="none" draw:fill-image-width="0cm" draw:fill-image-height="0cm" draw:textarea-vertical-align="middle"/>
    </style:style>
    <style:style style:name="gr2"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3" style:family="graphic" style:parent-style-name="standard">
      <style:graphic-properties draw:fill-image-width="0cm" draw:fill-image-height="0cm" draw:textarea-vertical-align="middle"/>
    </style:style>
    <style:style style:name="P1" style:family="paragraph">
      <style:paragraph-properties fo:text-align="center"/>
    </style:style>
    <style:style style:name="T1"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Обычный">
        <draw:line draw:style-name="gr1" draw:text-style-name="P1" draw:layer="layout" svg:x1="1.4cm" svg:y1="7cm" svg:x2="18.6cm" svg:y2="3.7cm">
          <text:p/>
        </draw:line>
        <draw:line draw:style-name="gr1" draw:text-style-name="P1" draw:layer="layout" svg:x1="1.9cm" svg:y1="3.5cm" svg:x2="18.3cm" svg:y2="7.1cm">
          <text:p/>
        </draw:line>
        <draw:line draw:style-name="gr1" draw:text-style-name="P1" draw:layer="layout" svg:x1="12.1cm" svg:y1="2.1cm" svg:x2="18.9cm" svg:y2="9.6cm">
          <text:p/>
        </draw:line>
        <draw:line draw:style-name="gr1" draw:text-style-name="P1" draw:layer="layout" svg:x1="1.9cm" svg:y1="9.8cm" svg:x2="8.5cm" svg:y2="2.1cm">
          <text:p/>
        </draw:line>
        <draw:path draw:style-name="gr1" draw:text-style-name="P1" draw:layer="layout" svg:width="0.706cm" svg:height="0.112cm" draw:transform="rotate (-1.42890105860776) translate (12.1120006658711cm 4.98400010903866cm)" svg:viewBox="0 0 707 113" svg:d="m0 113c0 0 339-254 707 0">
          <text:p/>
        </draw:path>
        <draw:frame draw:style-name="gr2" draw:layer="layout" svg:width="0.87cm" svg:height="0.962cm" svg:x="12.03cm" svg:y="4.838cm">
          <draw:text-box>
            <text:p><text:span text:style-name="T1">α</text:span></text:p>
          </draw:text-box>
        </draw:frame>
        <draw:polygon draw:style-name="gr3" draw:text-style-name="P1" draw:layer="layout" svg:width="16.699cm" svg:height="5.799cm" svg:x="2.1cm" svg:y="6.4cm" svg:viewBox="0 0 16700 5800" draw:points="0,3400 2800,200 2900,0 14000,300 16700,3200 16400,3900 15900,4300 15500,4700 14800,4800 14200,5200 13600,5300 12800,5500 12200,5500 11400,5700 10300,5700 9600,5700 8800,5800 7800,5800 7100,5800 5800,5800 5300,5500 4600,5300 3600,5200 3200,5100 3300,4400 2300,4300 1800,4700 1400,4400 1300,4000 1200,3700 800,3700 400,3700 200,3600">
          <text:p/>
        </draw:polygon>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3-21T10:46:26</meta:creation-date>
    <dc:date>2012-03-21T11:48:42</dc:date>
    <meta:editing-duration>PT35M52S</meta:editing-duration>
    <meta:editing-cycles>1</meta:editing-cycles>
    <meta:document-statistic meta:object-count="7"/>
    <meta:generator>LibreOffice/3.4$Linux LibreOffice_project/340m1$Build-402</meta:generator>
  </office:meta>
</office:document-meta>
</file>